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d919" officeooo:paragraph-rsid="0002d91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achary Giuricich</text:p>
      <text:p text:style-name="P1">Relational Model Design Narrative</text:p>
      <text:p text:style-name="P1"/>
      <text:p text:style-name="P1"><text:tab/>The primary design decisions with the mapping were deciding on how to set up the relationships. As almost every relationship is a many to many relationship, I needed quite a few tables dedicated to those. As these relationships didn’t have any attributes other than the entities they were linking to, each only needed two data points, one for each entity. The few one to many relationships were simple in that they only required the many entity to have a link to the parent cl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09:41:43.087696608</meta:creation-date>
    <dc:date>2018-10-22T09:44:19.862001809</dc:date>
    <meta:editing-duration>PT2M38S</meta:editing-duration>
    <meta:editing-cycles>1</meta:editing-cycles>
    <meta:document-statistic meta:table-count="0" meta:image-count="0" meta:object-count="0" meta:page-count="1" meta:paragraph-count="3" meta:word-count="90" meta:character-count="531" meta:non-whitespace-character-count="443"/>
    <meta:generator>LibreOffice/6.0.6.2$Linux_X86_64 LibreOffice_project/00m0$Build-2</meta:generator>
  </office:meta>
</office:document-meta>
</file>